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T1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eate database student_management;</text:p>
      <text:p text:style-name="P1"/>
      <text:p text:style-name="P1">Use student_management;</text:p>
      <text:p text:style-name="P1"/>
      <text:p text:style-name="P1">CREATE TABLE department (</text:p>
      <text:p text:style-name="P1"><text:s text:c="2"/>department_id VARCHAR(50) PRIMARY KEY,</text:p>
      <text:p text:style-name="P1"><text:s text:c="2"/>name VARCHAR(150)</text:p>
      <text:p text:style-name="P1">);</text:p>
      <text:p text:style-name="P1"/>
      <text:p text:style-name="P1">CREATE TABLE admin (</text:p>
      <text:p text:style-name="P1"><text:s text:c="2"/>admin_id VARCHAR(50) PRIMARY KEY,</text:p>
      <text:p text:style-name="P1"><text:s text:c="2"/>department_id VARCHAR(50) 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FOREIGN KEY (department_id) REFERENCES department(department_id) ON DELETE RESTRICT ON UPDATE CASCADE</text:p>
      <text:p text:style-name="P1">);</text:p>
      <text:p text:style-name="P1"/>
      <text:p text:style-name="P1">CREATE TABLE dean (</text:p>
      <text:p text:style-name="P1"><text:s text:c="2"/>dean_id VARCHAR(50) PRIMARY KEY,</text:p>
      <text:p text:style-name="P1"><text:s text:c="2"/>department_id VARCHAR(50) 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FOREIGN KEY (department_id) REFERENCES department(department_id) ON DELETE RESTRICT ON UPDATE CASCADE</text:p>
      <text:p text:style-name="P1">);</text:p>
      <text:p text:style-name="P1"/>
      <text:p text:style-name="P1">CREATE TABLE lecturer (</text:p>
      <text:p text:style-name="P1"><text:s text:c="2"/>lecturer_id VARCHAR(50) PRIMARY KEY,</text:p>
      <text:p text:style-name="P1"><text:s text:c="2"/>department_id VARCHAR(50)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lec_hours INT</text:p>
      <text:p text:style-name="P1">);</text:p>
      <text:p text:style-name="P1"/>
      <text:p text:style-name="P1"/>
      <text:p text:style-name="P1"/>
      <text:p text:style-name="P1"/>
      <text:p text:style-name="P2">CREATE TABLE subject (</text:p>
      <text:p text:style-name="P2"><text:s text:c="2"/>subject_id VARCHAR(50) PRIMARY KEY,</text:p>
      <text:p text:style-name="P2"><text:s text:c="2"/>name VARCHAR(200),</text:p>
      <text:p text:style-name="P2"><text:s text:c="2"/>credits INT</text:p>
      <text:p text:style-name="P2"><text:s/></text:p>
      <text:p text:style-name="P2">);</text:p>
      <text:p text:style-name="P2"/>
      <text:p text:style-name="P1"/>
      <text:p text:style-name="P1">CREATE TABLE lecturer_course (</text:p>
      <text:p text:style-name="P1"><text:s text:c="2"/>lecturer_id VARCHAR(50),</text:p>
      <text:p text:style-name="P1"><text:s text:c="2"/>course_id VARCHAR(50),</text:p>
      <text:p text:style-name="P1"><text:s text:c="2"/>PRIMARY KEY (lecturer_id, course_id),</text:p>
      <text:p text:style-name="P1"><text:s text:c="2"/>FOREIGN KEY (lecturer_id) REFERENCES lecturer(lecturer_id) ON DELETE CASCADE ON UPDATE CASCADE,</text:p>
      <text:p text:style-name="P1"><text:s text:c="2"/>FOREIGN KEY (course_id) REFERENCES subject(subject_id) ON DELETE CASCADE ON UPDATE CASCADE</text:p>
      <text:p text:style-name="P1">);</text:p>
      <text:p text:style-name="P1"/>
      <text:p text:style-name="P1">CREATE TABLE student (</text:p>
      <text:p text:style-name="P1"><text:s text:c="2"/>reg_no VARCHAR(50) PRIMARY KEY,</text:p>
      <text:p text:style-name="P1"><text:s text:c="2"/>fname VARCHAR(100),</text:p>
      <text:p text:style-name="P1"><text:s text:c="2"/>lname VARCHAR(100),</text:p>
      <text:p text:style-name="P1"><text:s text:c="2"/>stat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</text:p>
      <text:p text:style-name="P1"><text:s text:c="2"/></text:p>
      <text:p text:style-name="P1">);</text:p>
      <text:p text:style-name="P1"/>
      <text:p text:style-name="P1">CREATE TABLE student_subject (</text:p>
      <text:p text:style-name="P1"><text:s text:c="2"/>reg_no VARCHAR(50),</text:p>
      <text:p text:style-name="P1"><text:s text:c="2"/>subject_id VARCHAR(50),</text:p>
      <text:p text:style-name="P1"><text:s text:c="2"/>semester VARCHAR(50),</text:p>
      <text:p text:style-name="P1"><text:s text:c="2"/>PRIMARY KEY (reg_no, subject_id),</text:p>
      <text:p text:style-name="P1"><text:s text:c="2"/>FOREIGN KEY (reg_no) REFERENCES student(reg_no) ON DELETE CASCADE ON UPDATE CASCADE,</text:p>
      <text:p text:style-name="P1"><text:s text:c="2"/>FOREIGN KEY (subject_id) REFERENCES subject(subject_id) ON DELETE CASCADE ON UPDATE CASCADE</text:p>
      <text:p text:style-name="P1">);</text:p>
      <text:p text:style-name="P1"/>
      <text:p text:style-name="P1">CREATE TABLE exam (</text:p>
      <text:p text:style-name="P1"><text:s text:c="2"/>exam_id INT PRIMARY KEY AUTO_INCREMENT,</text:p>
      <text:p text:style-name="P1"><text:s text:c="2"/>student_id VARCHAR(50),</text:p>
      <text:p text:style-name="P1"><text:s text:c="2"/>subject_id VARCHAR(50),</text:p>
      <text:p text:style-name="P1"><text:s text:c="2"/>exam_date DATE,</text:p>
      <text:p text:style-name="P1"><text:s text:c="2"/>exam_type VARCHAR(100),</text:p>
      <text:p text:style-name="P1"><text:s text:c="2"/>notes TEXT,</text:p>
      <text:p text:style-name="P1"><text:s text:c="2"/>FOREIGN KEY (subject_id) REFERENCES subject(<text:span text:style-name="T1">subject_id</text:span>) ON DELETE CASCADE ON UPDATE CASCADE,</text:p>
      <text:p text:style-name="P1"><text:s text:c="2"/>FOREIGN KEY (student_id) REFERENCES student(reg_no) ON DELETE CASCADE ON UPDATE CASCADE</text:p>
      <text:p text:style-name="P1"/>
      <text:p text:style-name="P1">);</text:p>
      <text:p text:style-name="P1"/>
      <text:p text:style-name="P1"/>
      <text:p text:style-name="P1"/>
      <text:p text:style-name="P1"/>
      <text:p text:style-name="P1"/>
      <text:p text:style-name="P1">CREATE TABLE marks (</text:p>
      <text:p text:style-name="P1">marks_id VARCHAR(50),</text:p>
      <text:p text:style-name="P1">subject_id VARCHAR(50),</text:p>
      <text:p text:style-name="P1">student_id VARCHAR(50),</text:p>
      <text:p text:style-name="P1">quiz_1 decimal(5,2),</text:p>
      <text:p text:style-name="P1">quiz_2 decimal(5,2),</text:p>
      <text:p text:style-name="P1">quiz_3 decimal(5,2),</text:p>
      <text:p text:style-name="P1">assignment decimal(5,2),</text:p>
      <text:p text:style-name="P1">mid decimal(5,2),</text:p>
      <text:p text:style-name="P1">end decimal(5,2), <text:s/></text:p>
      <text:p text:style-name="P1"><text:s text:c="2"/>FOREIGN KEY (subject_id) REFERENCES subject(subject_id) ON DELETE CASCADE ON UPDATE CASCADE,</text:p>
      <text:p text:style-name="P1"><text:s text:c="3"/>FOREIGN KEY (student_id) REFERENCES student(reg_no) ON DELETE CASCADE ON UPDATE CASCADE</text:p>
      <text:p text:style-name="P1"/>
      <text:p text:style-name="P1"/>
      <text:p text:style-name="P1"/>
      <text:p text:style-name="P1">);</text:p>
      <text:p text:style-name="P1"/>
      <text:p text:style-name="P1">CREATE TABLE medical (</text:p>
      <text:p text:style-name="P1"><text:s text:c="2"/>medical_id VARCHAR(50) PRIMARY KEY,</text:p>
      <text:p text:style-name="P1"><text:s text:c="2"/>subject_id VARCHAR(50),</text:p>
      <text:p text:style-name="P1"><text:s text:c="2"/>reg_no VARCHAR(50),</text:p>
      <text:p text:style-name="P1"><text:s text:c="2"/>details TEXT,</text:p>
      <text:p text:style-name="P1"><text:s text:c="2"/>submitted_date DATE,</text:p>
      <text:p text:style-name="P1"><text:s text:c="2"/>checked_by VARCHAR(150),</text:p>
      <text:p text:style-name="P1"><text:s text:c="2"/>FOREIGN KEY (reg_no) REFERENCES student(reg_no) ON DELETE CASCADE ON UPDATE CASCADE,</text:p>
      <text:p text:style-name="P1"><text:s text:c="2"/>FOREIGN KEY (subject_id) REFERENCES subject(subject_id) ON DELETE CASCADE ON UPDATE CASCADE</text:p>
      <text:p text:style-name="P1"/>
      <text:p text:style-name="P1">);</text:p>
      <text:p text:style-name="P1"/>
      <text:p text:style-name="P1">CREATE TABLE attendance (</text:p>
      <text:p text:style-name="P1"><text:s text:c="2"/>attendance_id VARCHAR(50) PRIMARY KEY,</text:p>
      <text:p text:style-name="P1"><text:s text:c="2"/>reg_no VARCHAR(50),</text:p>
      <text:p text:style-name="P1"><text:s text:c="2"/>attendance INT,</text:p>
      <text:p text:style-name="P1"><text:s text:c="2"/>atten_date DATE,</text:p>
      <text:p text:style-name="P1"><text:s text:c="2"/>subject_id VARCHAR(50),</text:p>
      <text:p text:style-name="P1"><text:s text:c="2"/>FOREIGN KEY (subject_id) REFERENCES subject(subject_id) ON DELETE CASCADE ON UPDATE CASCADE,</text:p>
      <text:p text:style-name="P1"><text:s text:c="2"/>FOREIGN KEY (reg_no) REFERENCES student(reg_no) ON DELETE CASCADE ON UPDATE CASCADE</text:p>
      <text:p text:style-name="P1">);</text:p>
      <text:p text:style-name="P1"/>
      <text:p text:style-name="P1">CREATE TABLE technical_officer (</text:p>
      <text:p text:style-name="P1"><text:s text:c="2"/>tech_id VARCHAR(50) PRIMARY KEY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10),</text:p>
      <text:p text:style-name="P1"><text:s text:c="2"/>address VARCHAR(255),</text:p>
      <text:p text:style-name="P1"><text:s text:c="2"/>dob DATE</text:p>
      <text:p text:style-name="P1">);</text:p>
      <text:p text:style-name="P1"/>
      <text:p text:style-name="P1"/>
      <text:p text:style-name="P1">drop database student_managemen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